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c6cd3"/>
    </style:style>
    <style:style style:name="P2" style:family="paragraph" style:parent-style-name="Preformatted_20_Text">
      <style:paragraph-properties fo:orphans="1" style:writing-mode="lr-tb"/>
      <style:text-properties officeooo:paragraph-rsid="000c6cd3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c6cd3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0c6cd3"/>
    </style:style>
    <style:style style:name="P5" style:family="paragraph" style:parent-style-name="Preformatted_20_Text">
      <style:paragraph-properties fo:orphans="1"/>
      <style:text-properties officeooo:paragraph-rsid="000c6cd3"/>
    </style:style>
    <style:style style:name="P6" style:family="paragraph" style:parent-style-name="Preformatted_20_Text">
      <style:paragraph-properties fo:margin-top="0in" fo:margin-bottom="0.1965in" style:contextual-spacing="false"/>
      <style:text-properties officeooo:paragraph-rsid="000c6cd3"/>
    </style:style>
    <style:style style:name="P7" style:family="paragraph" style:parent-style-name="Text_20_body">
      <style:paragraph-properties fo:orphans="1"/>
      <style:text-properties officeooo:paragraph-rsid="000c6c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Testing for Fractal Harmonic Recurrence in Mass Gaps</text:span></text:p>
      <text:p text:style-name="P6"/>
      <text:p text:style-name="P1"><text:span text:style-name="Source_20_Text"># Step 6: Testing for Fractal Harmonic Recurrence in Mass Gaps</text:span></text:p>
      <text:p text:style-name="P2"/>
      <text:p text:style-name="P2"><text:span text:style-name="Source_20_Text"># Define a function to compute mass gaps with fractal recurrence scaling</text:span></text:p>
      <text:p text:style-name="P2"><text:span text:style-name="Source_20_Text">def com_mass_gap_fractal(n, alpha=1/137, interaction_factor=0.15, field_tension=0.08, fractal_factor=0.05):</text:span></text:p>
      <text:p text:style-name="P2"><text:span text:style-name="Source_20_Text"><text:s text:c="4"/>"""Applies QCD, field tension, and fractal recurrence corrections to COM mass gap calculations."""</text:span></text:p>
      <text:p text:style-name="P2"><text:span text:style-name="Source_20_Text"><text:s text:c="4"/>return np.pi * n * alpha * h * c * (1 + interaction_factor + field_tension + fractal_factor * np.log(n + 1))</text:span></text:p>
      <text:p text:style-name="P2"/>
      <text:p text:style-name="P2"><text:span text:style-name="Source_20_Text"># Compute the mass gaps with fractal harmonic recurrence</text:span></text:p>
      <text:p text:style-name="P2"><text:span text:style-name="Source_20_Text">mass_gaps_fractal = [com_mass_gap_fractal(n) for n in range(1, 11)]</text:span></text:p>
      <text:p text:style-name="P2"/>
      <text:p text:style-name="P2"><text:span text:style-name="Source_20_Text"># Compute new percentage error after applying all corrections</text:span></text:p>
      <text:p text:style-name="P2"><text:span text:style-name="Source_20_Text">percentage_error_fractal = [</text:span></text:p>
      <text:p text:style-name="P2"><text:span text:style-name="Source_20_Text"><text:s text:c="4"/>abs((com_mass - ym_mass) / ym_mass) * 100 for com_mass, ym_mass in zip(mass_gaps_fractal, yang_mills_mass_gap)</text:span></text:p>
      <text:p text:style-name="P2"><text:span text:style-name="Source_20_Text">]</text:span></text:p>
      <text:p text:style-name="P2"/>
      <text:p text:style-name="P2"><text:span text:style-name="Source_20_Text"># Return final refined mass gaps with fractal corrections and percentage error</text:span></text:p>
      <text:p text:style-name="P3"><text:span text:style-name="Source_20_Text">mass_gaps_fractal, percentage_error_fractal</text:span></text:p>
      <text:p text:style-name="P7">Result</text:p>
      <text:p text:style-name="P5">([5.764675525537516e-27,</text:p>
      <text:p text:style-name="P5"><text:s text:c="2"/>1.171417382291001e-26,</text:p>
      <text:p text:style-name="P5"><text:s text:c="2"/>1.7767961499638697e-26,</text:p>
      <text:p text:style-name="P5"><text:s text:c="2"/>2.389404595534546e-26,</text:p>
      <text:p text:style-name="P5"><text:s text:c="2"/>3.0075326095651936e-26,</text:p>
      <text:p text:style-name="P5"><text:s text:c="2"/>3.63011903849577e-26,</text:p>
      <text:p text:style-name="P5"><text:s text:c="2"/>4.2564424986217976e-26,</text:p>
      <text:p text:style-name="P5"><text:s text:c="2"/>4.8859812840383015e-26,</text:p>
      <text:p text:style-name="P5"><text:s text:c="2"/>5.518340816860573e-26,</text:p>
      <text:p text:style-name="P5"><text:s text:c="2"/>6.153212370493166e-26],</text:p>
      <text:p text:style-name="P5"><text:s/>[99.89441986216964,</text:p>
      <text:p text:style-name="P5"><text:s text:c="2"/>99.89272734594405,</text:p>
      <text:p text:style-name="P5"><text:s text:c="2"/>99.8915264865712,</text:p>
      <text:p text:style-name="P5"><text:s text:c="2"/>99.890595027677,</text:p>
      <text:p text:style-name="P5"><text:s text:c="2"/>99.88983397034559,</text:p>
      <text:p text:style-name="P5"><text:s text:c="2"/>99.88919050554041,</text:p>
      <text:p text:style-name="P5"><text:s text:c="2"/>99.88863311097275,</text:p>
      <text:p text:style-name="P5"><text:s text:c="2"/>99.88814145411999,</text:p>
      <text:p text:style-name="P5"><text:s text:c="2"/>99.88770165207853,</text:p>
      <text:p text:style-name="P4"><text:s text:c="2"/>99.88730380273822]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05:56:59.106023872</meta:creation-date>
    <dc:date>2025-02-09T06:00:02.708967349</dc:date>
    <meta:editing-duration>PT3M4S</meta:editing-duration>
    <meta:editing-cycles>1</meta:editing-cycles>
    <meta:document-statistic meta:table-count="0" meta:image-count="0" meta:object-count="0" meta:page-count="1" meta:paragraph-count="35" meta:word-count="150" meta:character-count="1403" meta:non-whitespace-character-count="1239"/>
    <meta:generator>LibreOffice/24.2.7.2$Linux_X86_64 LibreOffice_project/420$Build-2</meta:generator>
  </office:meta>
</office:document-meta>
</file>